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a038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0388" officeooo:paragraph-rsid="001a0388"/>
    </style:style>
    <style:style style:name="T1" style:family="text">
      <style:text-properties officeooo:rsid="001a0388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3 – BUS TOPOLOGY IMPLEMENTATION</text:p>
      <text:p text:style-name="Standard"/>
      <text:p text:style-name="Standard"/>
      <text:p text:style-name="P1">Overview</text:p>
      <text:p text:style-name="Standard"/>
      <text:p text:style-name="Standard">Objective is to implement a <text:span text:style-name="T1">bus topology using NS2.</text:span></text:p>
      <text:p text:style-name="Standard"/>
      <text:p text:style-name="P1">Steps</text:p>
      <text:p text:style-name="Standard"/>
      <text:p text:style-name="Standard">1) Create a simulator object.</text:p>
      <text:p text:style-name="Standard">2) Define different colors for data flows <text:span text:style-name="T1">yellow and red</text:span>(for NAM)</text:p>
      <text:p text:style-name="Standard">3) Define a 'finish' procedure</text:p>
      <text:p text:style-name="Standard">4) Create <text:span text:style-name="T1">six </text:span>nodes n0 <text:span text:style-name="T1">to n5</text:span></text:p>
      <text:p text:style-name="Standard">5) Create links between the nodes</text:p>
      <text:p text:style-name="Standard">6) Set Queue Size of link (n2-n3) to <text:span text:style-name="T1">50</text:span></text:p>
      <text:p text:style-name="Standard">7) <text:span text:style-name="T1">Orient the link to right</text:span></text:p>
      <text:p text:style-name="Standard">9) Setup a TCP connection</text:p>
      <text:p text:style-name="Standard">12) Setup a CBR over <text:span text:style-name="T1">TCP</text:span> connection</text:p>
      <text:p text:style-name="Standard">13) Schedule events for the CBR <text:span text:style-name="T1">agents</text:span></text:p>
      <text:p text:style-name="Standard">14) Detach tcp and sink agents</text:p>
      <text:p text:style-name="Standard">17) Run the simulation.</text:p>
      <text:p text:style-name="Standard"/>
      <text:p text:style-name="P1">Key Commands</text:p>
      <text:p text:style-name="Standard"/>
      <text:p text:style-name="Standard">set - assigning values</text:p>
      <text:p text:style-name="Standard">proc - defining procedure </text:p>
      <text:p text:style-name="Standard">ns duplex-link - <text:s/>creates two simplex links of specified bandwidth and delay, and connects the two specified nodes</text:p>
      <text:p text:style-name="P2"><text:span text:style-name="T1">droptail - </text:span><text:span text:style-name="T3">setting the maximum queue length for each queue, accepting incoming packets until the maximum length is reached</text:span></text:p>
      <text:p text:style-name="Standard">ns attach-agent - attaches an agent object created to a node object</text:p>
      <text:p text:style-name="Standard">tcp,cbr - commands for setting up respective connections</text:p>
      <text:p text:style-name="Standard">puts - print OP</text:p>
      <text:p text:style-name="Standard"/>
      <text:p text:style-name="P1">References</text:p>
      <text:p text:style-name="P1"/>
      <text:p text:style-name="Standard">https://github.com/RagulSid/NS2-Topolog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7:21:29.174613176</meta:creation-date>
    <dc:date>2022-11-18T17:29:35.024226905</dc:date>
    <meta:editing-duration>PT8M6S</meta:editing-duration>
    <meta:editing-cycles>1</meta:editing-cycles>
    <meta:document-statistic meta:table-count="0" meta:image-count="0" meta:object-count="0" meta:page-count="1" meta:paragraph-count="26" meta:word-count="167" meta:character-count="987" meta:non-whitespace-character-count="843"/>
    <meta:generator>LibreOffice/6.4.7.2$Linux_X86_64 LibreOffice_project/40$Build-2</meta:generator>
  </office:meta>
</office:document-meta>
</file>